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3b61e89" officeooo:paragraph-rsid="03ba5e1a" style:font-weight-asian="normal" style:font-weight-complex="normal"/>
    </style:style>
    <style:style style:name="P48" style:family="paragraph" style:parent-style-name="Text_20_body">
      <style:text-properties fo:language="en" fo:country="US" fo:font-weight="normal" officeooo:rsid="03b3ba17" officeooo:paragraph-rsid="03b3ba17" style:font-weight-asian="normal" style:font-weight-complex="normal"/>
    </style:style>
    <style:style style:name="P49" style:family="paragraph" style:parent-style-name="Text_20_body">
      <style:text-properties fo:language="en" fo:country="US" fo:font-weight="normal" officeooo:rsid="023f4cba" officeooo:paragraph-rsid="069af5ff" style:font-weight-asian="normal" style:font-weight-complex="normal"/>
    </style:style>
    <style:style style:name="P50" style:family="paragraph" style:parent-style-name="Text_20_body">
      <style:text-properties fo:language="en" fo:country="US" fo:font-weight="normal" officeooo:rsid="02387acb" officeooo:paragraph-rsid="069a7a60" style:font-weight-asian="normal" style:font-weight-complex="normal"/>
    </style:style>
    <style:style style:name="P51" style:family="paragraph" style:parent-style-name="Text_20_body">
      <style:text-properties fo:language="en" fo:country="US" fo:font-weight="normal" officeooo:rsid="02400666" officeooo:paragraph-rsid="069e1099" style:font-weight-asian="normal" style:font-weight-complex="normal"/>
    </style:style>
    <style:style style:name="P52" style:family="paragraph" style:parent-style-name="Text_20_body">
      <style:text-properties fo:language="en" fo:country="US" fo:font-weight="normal" officeooo:rsid="069a7a60" officeooo:paragraph-rsid="069a7a60" style:font-weight-asian="normal" style:font-weight-complex="normal"/>
    </style:style>
    <style:style style:name="P53" style:family="paragraph" style:parent-style-name="Text_20_body">
      <style:text-properties fo:language="en" fo:country="US" fo:font-weight="normal" officeooo:rsid="025be88b" officeooo:paragraph-rsid="06a41833" style:font-weight-asian="normal" style:font-weight-complex="normal"/>
    </style:style>
    <style:style style:name="P54" style:family="paragraph" style:parent-style-name="Text_20_body">
      <style:text-properties fo:language="en" fo:country="US" fo:font-weight="normal" officeooo:rsid="01b06b39" officeooo:paragraph-rsid="067cb245" style:font-weight-asian="normal" style:font-weight-complex="normal"/>
    </style:style>
    <style:style style:name="P55" style:family="paragraph" style:parent-style-name="Text_20_body">
      <style:text-properties fo:language="en" fo:country="US" fo:font-weight="normal" officeooo:rsid="02f7fee3" officeooo:paragraph-rsid="06b95f22" style:font-weight-asian="normal" style:font-weight-complex="normal"/>
    </style:style>
    <style:style style:name="P56" style:family="paragraph" style:parent-style-name="Text_20_body">
      <style:text-properties fo:language="en" fo:country="US" fo:font-weight="normal" officeooo:rsid="01c2104f" officeooo:paragraph-rsid="0694fd05" style:font-weight-asian="normal" style:font-weight-complex="normal"/>
    </style:style>
    <style:style style:name="P57" style:family="paragraph" style:parent-style-name="Text_20_body">
      <style:text-properties fo:language="en" fo:country="US" fo:font-weight="normal" officeooo:rsid="0275acba" officeooo:paragraph-rsid="06c242c5" style:font-weight-asian="normal" style:font-weight-complex="normal"/>
    </style:style>
    <style:style style:name="P58" style:family="paragraph" style:parent-style-name="Text_20_body">
      <style:text-properties fo:language="en" fo:country="US" fo:font-weight="normal" officeooo:rsid="02d55e34" officeooo:paragraph-rsid="0752c6f0" style:font-weight-asian="normal" style:font-weight-complex="normal"/>
    </style:style>
    <style:style style:name="P59" style:family="paragraph" style:parent-style-name="Text_20_body">
      <style:text-properties fo:language="en" fo:country="US" fo:font-weight="normal" officeooo:rsid="0752c6f0" officeooo:paragraph-rsid="0752c6f0" style:font-weight-asian="normal" style:font-weight-complex="normal"/>
    </style:style>
    <style:style style:name="P60" style:family="paragraph" style:parent-style-name="Text_20_body">
      <style:text-properties fo:language="en" fo:country="US" fo:font-weight="normal" officeooo:rsid="055a4ce7" officeooo:paragraph-rsid="078b893b" style:font-weight-asian="normal" style:font-weight-complex="normal"/>
    </style:style>
    <style:style style:name="P61" style:family="paragraph" style:parent-style-name="Text_20_body">
      <style:text-properties fo:language="en" fo:country="US" fo:font-weight="normal" officeooo:rsid="055a4ce7" officeooo:paragraph-rsid="078bfe75" style:font-weight-asian="normal" style:font-weight-complex="normal"/>
    </style:style>
    <style:style style:name="P62" style:family="paragraph" style:parent-style-name="Text_20_body">
      <style:text-properties fo:language="en" fo:country="US" fo:font-weight="normal" officeooo:rsid="07a0a382" officeooo:paragraph-rsid="07b2ac06" style:font-weight-asian="normal" style:font-weight-complex="normal"/>
    </style:style>
    <style:style style:name="P63" style:family="paragraph" style:parent-style-name="Text_20_body">
      <style:text-properties fo:language="en" fo:country="US" fo:font-weight="normal" officeooo:rsid="07a1bd61" officeooo:paragraph-rsid="07b2ac06" style:font-weight-asian="normal" style:font-weight-complex="normal"/>
    </style:style>
    <style:style style:name="P64" style:family="paragraph" style:parent-style-name="Text_20_body">
      <style:text-properties fo:language="en" fo:country="US" fo:font-weight="normal" officeooo:rsid="02e5b8e8" officeooo:paragraph-rsid="084034b0" style:font-weight-asian="normal" style:font-weight-complex="normal"/>
    </style:style>
    <style:style style:name="P65" style:family="paragraph" style:parent-style-name="Text_20_body">
      <style:text-properties fo:language="en" fo:country="US" fo:font-weight="normal" officeooo:rsid="03bdc8e3" officeooo:paragraph-rsid="08427df9"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fo:font-weight="normal" officeooo:rsid="07f8115e" officeooo:paragraph-rsid="07f8115e"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800000" style:text-line-through-style="solid" style:text-line-through-type="single" fo:language="en" fo:country="US" fo:font-weight="normal" officeooo:rsid="063ad66a" officeooo:paragraph-rsid="063ee9b1" style:font-weight-asian="normal" style:font-weight-complex="normal"/>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3">
      <style:paragraph-properties>
        <style:tab-stops>
          <style:tab-stop style:position="16.002cm" style:type="right" style:leader-style="dotted" style:leader-text="."/>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text-properties officeooo:rsid="085754d5" officeooo:paragraph-rsid="085754d5"/>
    </style:style>
    <style:style style:name="P402" style:family="paragraph" style:parent-style-name="Text_20_body">
      <style:text-properties officeooo:rsid="08592467" officeooo:paragraph-rsid="08592467"/>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3">
      <style:text-properties fo:language="en" fo:country="US"/>
    </style:style>
    <style:style style:name="P414" style:family="paragraph" style:parent-style-name="Heading_20_3">
      <style:text-properties fo:language="en" fo:country="US" officeooo:rsid="0558d9ed" officeooo:paragraph-rsid="0558d9ed"/>
    </style:style>
    <style:style style:name="P415" style:family="paragraph" style:parent-style-name="Heading_20_3">
      <style:text-properties fo:language="en" fo:country="US" officeooo:paragraph-rsid="032be77a"/>
    </style:style>
    <style:style style:name="P416" style:family="paragraph" style:parent-style-name="Heading_20_3">
      <style:text-properties fo:language="en" fo:country="US" officeooo:rsid="06398ff5" officeooo:paragraph-rsid="06398ff5"/>
    </style:style>
    <style:style style:name="P417" style:family="paragraph" style:parent-style-name="Heading_20_3">
      <style:text-properties fo:language="en" fo:country="US" officeooo:rsid="032be77a" officeooo:paragraph-rsid="034a5b24"/>
    </style:style>
    <style:style style:name="P418" style:family="paragraph" style:parent-style-name="Heading_20_3">
      <style:text-properties fo:language="en" fo:country="US" officeooo:rsid="07f6148d" officeooo:paragraph-rsid="07f6148d"/>
    </style:style>
    <style:style style:name="P419" style:family="paragraph" style:parent-style-name="Heading_20_3">
      <style:text-properties fo:language="en" fo:country="US" officeooo:paragraph-rsid="034a5b24"/>
    </style:style>
    <style:style style:name="P420" style:family="paragraph" style:parent-style-name="Heading_20_3">
      <style:text-properties fo:language="en" fo:country="US" officeooo:rsid="0470e59c" officeooo:paragraph-rsid="0470e59c"/>
    </style:style>
    <style:style style:name="P421" style:family="paragraph" style:parent-style-name="Heading_20_3">
      <style:text-properties fo:language="en" fo:country="US" officeooo:rsid="02846381" officeooo:paragraph-rsid="02846381"/>
    </style:style>
    <style:style style:name="P422" style:family="paragraph" style:parent-style-name="Heading_20_3">
      <style:text-properties fo:language="en" fo:country="US" officeooo:rsid="063ad66a" officeooo:paragraph-rsid="063ad66a"/>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f228b8" officeooo:paragraph-rsid="063ad66a"/>
    </style:style>
    <style:style style:name="P425" style:family="paragraph" style:parent-style-name="Heading_20_3">
      <style:text-properties fo:language="en" fo:country="US" officeooo:rsid="02f228b8" officeooo:paragraph-rsid="05221072"/>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fo:color="#800000" style:text-line-through-style="solid" style:text-line-through-type="single" fo:language="en" fo:country="US" officeooo:rsid="063ee9b1" officeooo:paragraph-rsid="063ee9b1"/>
    </style:style>
    <style:style style:name="P432" style:family="paragraph" style:parent-style-name="Heading_20_3">
      <style:text-properties officeooo:rsid="0644d119" officeooo:paragraph-rsid="0644d119"/>
    </style:style>
    <style:style style:name="P433" style:family="paragraph" style:parent-style-name="Heading_20_3">
      <style:text-properties officeooo:rsid="06ee7779" officeooo:paragraph-rsid="06ee7779"/>
    </style:style>
    <style:style style:name="P434" style:family="paragraph" style:parent-style-name="Heading_20_3">
      <style:text-properties officeooo:rsid="083b3b2b" officeooo:paragraph-rsid="083b3b2b"/>
    </style:style>
    <style:style style:name="P435" style:family="paragraph" style:parent-style-name="Heading_20_4">
      <style:text-properties fo:language="en" fo:country="US"/>
    </style:style>
    <style:style style:name="P436"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fo:font-weight="normal" officeooo:rsid="08427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fo:font-style="normal" officeooo:rsid="08427df9" style:font-style-asian="normal" style:font-style-complex="normal"/>
    </style:style>
    <style:style style:name="T350" style:family="text">
      <style:text-properties fo:font-style="normal" officeooo:rsid="0844a8d0" style:font-style-asian="normal" style:font-style-complex="normal"/>
    </style:style>
    <style:style style:name="T351" style:family="text">
      <style:text-properties fo:font-style="normal" officeooo:rsid="084cbf36" style:font-style-asian="normal" style:font-style-complex="normal"/>
    </style:style>
    <style:style style:name="T352" style:family="text">
      <style:text-properties officeooo:rsid="031f7a34"/>
    </style:style>
    <style:style style:name="T353" style:family="text">
      <style:text-properties officeooo:rsid="0340dd4e"/>
    </style:style>
    <style:style style:name="T354" style:family="text">
      <style:text-properties officeooo:rsid="0353f10e"/>
    </style:style>
    <style:style style:name="T355" style:family="text">
      <style:text-properties officeooo:rsid="0357973c"/>
    </style:style>
    <style:style style:name="T356" style:family="text">
      <style:text-properties officeooo:rsid="03799604"/>
    </style:style>
    <style:style style:name="T357" style:family="text">
      <style:text-properties officeooo:rsid="0383bb54"/>
    </style:style>
    <style:style style:name="T358" style:family="text">
      <style:text-properties officeooo:rsid="038d6e8d"/>
    </style:style>
    <style:style style:name="T359" style:family="text">
      <style:text-properties officeooo:rsid="038f0514"/>
    </style:style>
    <style:style style:name="T360" style:family="text">
      <style:text-properties officeooo:rsid="039c7236"/>
    </style:style>
    <style:style style:name="T361" style:family="text">
      <style:text-properties officeooo:rsid="03a27414"/>
    </style:style>
    <style:style style:name="T362" style:family="text">
      <style:text-properties officeooo:rsid="03a445f5"/>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officeooo:rsid="058270ba"/>
    </style:style>
    <style:style style:name="T529" style:family="text">
      <style:text-properties officeooo:rsid="0589a5fd"/>
    </style:style>
    <style:style style:name="T530" style:family="text">
      <style:text-properties officeooo:rsid="0590da3e"/>
    </style:style>
    <style:style style:name="T531" style:family="text">
      <style:text-properties officeooo:rsid="05935bb7"/>
    </style:style>
    <style:style style:name="T532" style:family="text">
      <style:text-properties officeooo:rsid="0593f811"/>
    </style:style>
    <style:style style:name="T533" style:family="text">
      <style:text-properties officeooo:rsid="05961260"/>
    </style:style>
    <style:style style:name="T534" style:family="text">
      <style:text-properties officeooo:rsid="059704a1"/>
    </style:style>
    <style:style style:name="T535" style:family="text">
      <style:text-properties officeooo:rsid="0599bca0"/>
    </style:style>
    <style:style style:name="T536" style:family="text">
      <style:text-properties officeooo:rsid="059a2437"/>
    </style:style>
    <style:style style:name="T537" style:family="text">
      <style:text-properties officeooo:rsid="059d8e03"/>
    </style:style>
    <style:style style:name="T538" style:family="text">
      <style:text-properties officeooo:rsid="059dcb1c"/>
    </style:style>
    <style:style style:name="T539" style:family="text">
      <style:text-properties officeooo:rsid="059ee0ae"/>
    </style:style>
    <style:style style:name="T540" style:family="text">
      <style:text-properties officeooo:rsid="05a12234"/>
    </style:style>
    <style:style style:name="T541" style:family="text">
      <style:text-properties officeooo:rsid="05a573e2"/>
    </style:style>
    <style:style style:name="T542" style:family="text">
      <style:text-properties officeooo:rsid="05a8cbfe"/>
    </style:style>
    <style:style style:name="T543" style:family="text">
      <style:text-properties officeooo:rsid="05c16d8f"/>
    </style:style>
    <style:style style:name="T544" style:family="text">
      <style:text-properties officeooo:rsid="05d030a1"/>
    </style:style>
    <style:style style:name="T545" style:family="text">
      <style:text-properties officeooo:rsid="03c9fbed"/>
    </style:style>
    <style:style style:name="T546" style:family="text">
      <style:text-properties officeooo:rsid="05d9ce72"/>
    </style:style>
    <style:style style:name="T547" style:family="text">
      <style:text-properties officeooo:rsid="05e4990e"/>
    </style:style>
    <style:style style:name="T548" style:family="text">
      <style:text-properties officeooo:rsid="05e5ef14"/>
    </style:style>
    <style:style style:name="T549" style:family="text">
      <style:text-properties officeooo:rsid="05eb36b3"/>
    </style:style>
    <style:style style:name="T550" style:family="text">
      <style:text-properties officeooo:rsid="05ed9236"/>
    </style:style>
    <style:style style:name="T551" style:family="text">
      <style:text-properties officeooo:rsid="05f6af7d"/>
    </style:style>
    <style:style style:name="T552" style:family="text">
      <style:text-properties officeooo:rsid="05f83cd6"/>
    </style:style>
    <style:style style:name="T553" style:family="text">
      <style:text-properties officeooo:rsid="05f8daed"/>
    </style:style>
    <style:style style:name="T554" style:family="text">
      <style:text-properties officeooo:rsid="05fb5639"/>
    </style:style>
    <style:style style:name="T555" style:family="text">
      <style:text-properties officeooo:rsid="01932785"/>
    </style:style>
    <style:style style:name="T556" style:family="text">
      <style:text-properties officeooo:rsid="0604d2ce"/>
    </style:style>
    <style:style style:name="T557" style:family="text">
      <style:text-properties officeooo:rsid="06111f55"/>
    </style:style>
    <style:style style:name="T558" style:family="text">
      <style:text-properties officeooo:rsid="062d2973"/>
    </style:style>
    <style:style style:name="T559" style:family="text">
      <style:text-properties officeooo:rsid="062dc28c"/>
    </style:style>
    <style:style style:name="T560" style:family="text">
      <style:text-properties officeooo:rsid="063139a5"/>
    </style:style>
    <style:style style:name="T561" style:family="text">
      <style:text-properties officeooo:rsid="06314af3"/>
    </style:style>
    <style:style style:name="T562" style:family="text">
      <style:text-properties officeooo:rsid="063729d6"/>
    </style:style>
    <style:style style:name="T563" style:family="text">
      <style:text-properties fo:language="en" fo:country="US"/>
    </style:style>
    <style:style style:name="T564" style:family="text">
      <style:text-properties fo:language="en" fo:country="US" officeooo:rsid="03189c51"/>
    </style:style>
    <style:style style:name="T565" style:family="text">
      <style:text-properties fo:language="en" fo:country="US" officeooo:rsid="0324b645"/>
    </style:style>
    <style:style style:name="T566" style:family="text">
      <style:text-properties fo:language="en" fo:country="US" fo:font-style="normal" officeooo:rsid="0328802c" style:font-style-asian="normal" style:font-style-complex="normal"/>
    </style:style>
    <style:style style:name="T567" style:family="text">
      <style:text-properties fo:language="en" fo:country="US" fo:font-style="normal" officeooo:rsid="04001801" style:font-style-asian="normal" style:font-style-complex="normal"/>
    </style:style>
    <style:style style:name="T568" style:family="text">
      <style:text-properties fo:language="en" fo:country="US" fo:font-style="normal" officeooo:rsid="0446d68e" style:font-style-asian="normal" style:font-style-complex="normal"/>
    </style:style>
    <style:style style:name="T569" style:family="text">
      <style:text-properties fo:language="en" fo:country="US" fo:font-style="normal" officeooo:rsid="044739fb" style:font-style-asian="normal" style:font-style-complex="normal"/>
    </style:style>
    <style:style style:name="T570" style:family="text">
      <style:text-properties fo:language="en" fo:country="US" fo:font-style="normal" officeooo:rsid="04484a3a" style:font-style-asian="normal" style:font-style-complex="normal"/>
    </style:style>
    <style:style style:name="T571" style:family="text">
      <style:text-properties fo:language="en" fo:country="US" fo:font-style="normal" officeooo:rsid="04496242" style:font-style-asian="normal" style:font-style-complex="normal"/>
    </style:style>
    <style:style style:name="T572" style:family="text">
      <style:text-properties fo:language="en" fo:country="US" fo:font-style="normal" officeooo:rsid="0541bd6d" style:font-style-asian="normal" style:font-style-complex="normal"/>
    </style:style>
    <style:style style:name="T573" style:family="text">
      <style:text-properties fo:language="en" fo:country="US" fo:font-style="normal" officeooo:rsid="01ed4fe7" style:font-style-asian="normal" style:font-style-complex="normal"/>
    </style:style>
    <style:style style:name="T574" style:family="text">
      <style:text-properties fo:language="en" fo:country="US" fo:font-style="normal" officeooo:rsid="044b3385" style:font-style-asian="normal" style:font-style-complex="normal"/>
    </style:style>
    <style:style style:name="T575" style:family="text">
      <style:text-properties fo:language="en" fo:country="US" fo:font-style="normal" officeooo:rsid="046a8ee5" style:font-style-asian="normal" style:font-style-complex="normal"/>
    </style:style>
    <style:style style:name="T576" style:family="text">
      <style:text-properties fo:language="en" fo:country="US" fo:font-style="normal" officeooo:rsid="04a34192" style:font-style-asian="normal" style:font-style-complex="normal"/>
    </style:style>
    <style:style style:name="T577" style:family="text">
      <style:text-properties fo:language="en" fo:country="US" fo:font-style="normal" officeooo:rsid="044d0515" style:font-style-asian="normal" style:font-style-complex="normal"/>
    </style:style>
    <style:style style:name="T578" style:family="text">
      <style:text-properties fo:language="en" fo:country="US" officeooo:rsid="05248e98"/>
    </style:style>
    <style:style style:name="T579" style:family="text">
      <style:text-properties fo:language="en" fo:country="US" officeooo:rsid="05de072d"/>
    </style:style>
    <style:style style:name="T580" style:family="text">
      <style:text-properties fo:language="en" fo:country="US" officeooo:rsid="05f8daed"/>
    </style:style>
    <style:style style:name="T581" style:family="text">
      <style:text-properties fo:language="en" fo:country="US" officeooo:rsid="07e16f23"/>
    </style:style>
    <style:style style:name="T582" style:family="text">
      <style:text-properties fo:language="en" fo:country="US" officeooo:rsid="066fdde1"/>
    </style:style>
    <style:style style:name="T583" style:family="text">
      <style:text-properties fo:language="en" fo:country="US" officeooo:rsid="0809f119"/>
    </style:style>
    <style:style style:name="T584" style:family="text">
      <style:text-properties officeooo:rsid="0658f134"/>
    </style:style>
    <style:style style:name="T585" style:family="text">
      <style:text-properties officeooo:rsid="066dee13"/>
    </style:style>
    <style:style style:name="T586" style:family="text">
      <style:text-properties officeooo:rsid="066fa6a6"/>
    </style:style>
    <style:style style:name="T587" style:family="text">
      <style:text-properties officeooo:rsid="06708c01"/>
    </style:style>
    <style:style style:name="T588" style:family="text">
      <style:text-properties officeooo:rsid="0671ca6a"/>
    </style:style>
    <style:style style:name="T589" style:family="text">
      <style:text-properties officeooo:rsid="023abb38"/>
    </style:style>
    <style:style style:name="T590" style:family="text">
      <style:text-properties officeooo:rsid="01bf4ea3"/>
    </style:style>
    <style:style style:name="T591" style:family="text">
      <style:text-properties officeooo:rsid="02387acb"/>
    </style:style>
    <style:style style:name="T592" style:family="text">
      <style:text-properties officeooo:rsid="069e1099"/>
    </style:style>
    <style:style style:name="T593" style:family="text">
      <style:text-properties officeooo:rsid="06aad5b2"/>
    </style:style>
    <style:style style:name="T594" style:family="text">
      <style:text-properties officeooo:rsid="06ad8546"/>
    </style:style>
    <style:style style:name="T595" style:family="text">
      <style:text-properties style:text-position="sub 58%" officeooo:rsid="06b309e3"/>
    </style:style>
    <style:style style:name="T596" style:family="text">
      <style:text-properties officeooo:rsid="06b67535"/>
    </style:style>
    <style:style style:name="T597" style:family="text">
      <style:text-properties officeooo:rsid="06c06852"/>
    </style:style>
    <style:style style:name="T598" style:family="text">
      <style:text-properties officeooo:rsid="06b07d47"/>
    </style:style>
    <style:style style:name="T599" style:family="text">
      <style:text-properties officeooo:rsid="06d88579"/>
    </style:style>
    <style:style style:name="T600" style:family="text">
      <style:text-properties officeooo:rsid="06d8f09f"/>
    </style:style>
    <style:style style:name="T601" style:family="text">
      <style:text-properties officeooo:rsid="06e979d9"/>
    </style:style>
    <style:style style:name="T602" style:family="text">
      <style:text-properties officeooo:rsid="06f0095a"/>
    </style:style>
    <style:style style:name="T603" style:family="text">
      <style:text-properties officeooo:rsid="070dd6bc"/>
    </style:style>
    <style:style style:name="T604" style:family="text">
      <style:text-properties officeooo:rsid="074c0a3d"/>
    </style:style>
    <style:style style:name="T605" style:family="text">
      <style:text-properties officeooo:rsid="076ac3b4"/>
    </style:style>
    <style:style style:name="T606" style:family="text">
      <style:text-properties officeooo:rsid="076b9de9"/>
    </style:style>
    <style:style style:name="T607" style:family="text">
      <style:text-properties officeooo:rsid="07792368"/>
    </style:style>
    <style:style style:name="T608" style:family="text">
      <style:text-properties officeooo:rsid="07453f70"/>
    </style:style>
    <style:style style:name="T609" style:family="text">
      <style:text-properties officeooo:rsid="079324b0"/>
    </style:style>
    <style:style style:name="T610" style:family="text">
      <style:text-properties officeooo:rsid="07969f53"/>
    </style:style>
    <style:style style:name="T611" style:family="text">
      <style:text-properties officeooo:rsid="07a1bd61"/>
    </style:style>
    <style:style style:name="T612" style:family="text">
      <style:text-properties officeooo:rsid="07c49093"/>
    </style:style>
    <style:style style:name="T613" style:family="text">
      <style:text-properties officeooo:rsid="07c545b0"/>
    </style:style>
    <style:style style:name="T614" style:family="text">
      <style:text-properties officeooo:rsid="07dbfbd4"/>
    </style:style>
    <style:style style:name="T615" style:family="text">
      <style:text-properties officeooo:rsid="07e16f23"/>
    </style:style>
    <style:style style:name="T616" style:family="text">
      <style:text-properties officeooo:rsid="05ebf64f"/>
    </style:style>
    <style:style style:name="T617" style:family="text">
      <style:text-properties officeooo:rsid="061ea76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59">https://github.com/arekbulski/Cameleonica</text:span></text:a></text:p>
      <text:p text:style-name="P256"/>
      <text:p text:style-name="P256"/>
      <text:p text:style-name="P256"/>
      <text:p text:style-name="P256"/>
      <text:p text:style-name="P256"/>
      <text:p text:style-name="P256"/>
      <text:p text:style-name="P258">Lodz, Poland <text:date style:data-style-name="N108" text:date-value="2017-09-04T01:44:44.640879090">2017</text:date></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0"><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0"><text:a xlink:type="simple" xlink:href="#__RefHeading___Toc3102_2139278338" text:style-name="Index_20_Link" text:visited-style-name="Index_20_Link">Conceptual Design Ideas and Observations for a versatile filesystem<text:tab/>9</text:a></text:p>
          <text:p text:style-name="P321"><text:a xlink:type="simple" xlink:href="#__RefHeading___Toc2962_2139278338" text:style-name="Index_20_Link" text:visited-style-name="Index_20_Link">Introduction<text:tab/>9</text:a></text:p>
          <text:p text:style-name="P322"><text:a xlink:type="simple" xlink:href="#__RefHeading___Toc2966_2139278338" text:style-name="Index_20_Link" text:visited-style-name="Index_20_Link">Inodes are not efficient. (OK)<text:tab/>9</text:a></text:p>
          <text:p text:style-name="P322"><text:a xlink:type="simple" xlink:href="#__RefHeading___Toc2968_2139278338" text:style-name="Index_20_Link" text:visited-style-name="Index_20_Link">B-trees are not efficient. (OK)<text:tab/>13</text:a></text:p>
          <text:p text:style-name="P322"><text:a xlink:type="simple" xlink:href="#__RefHeading___Toc4960_1322332396" text:style-name="Index_20_Link" text:visited-style-name="Index_20_Link">Block allocation is not efficient. (OK)<text:tab/>14</text:a></text:p>
          <text:p text:style-name="P322"><text:a xlink:type="simple" xlink:href="#__RefHeading___Toc4248_1811106159" text:style-name="Index_20_Link" text:visited-style-name="Index_20_Link">Fsync is not efficient.<text:tab/>15</text:a></text:p>
          <text:p text:style-name="P322"><text:a xlink:type="simple" xlink:href="#__RefHeading___Toc22885_1405522475" text:style-name="Index_20_Link" text:visited-style-name="Index_20_Link">Cumulative representation is less useful.<text:tab/>19</text:a></text:p>
          <text:p text:style-name="P322"><text:a xlink:type="simple" xlink:href="#__RefHeading___Toc3156_190800628" text:style-name="Index_20_Link" text:visited-style-name="Index_20_Link">Atomic sector overwrite is not necessary for consistency. (OK)<text:tab/>19</text:a></text:p>
          <text:p text:style-name="P322"><text:a xlink:type="simple" xlink:href="#__RefHeading___Toc5757_4224124324" text:style-name="Index_20_Link" text:visited-style-name="Index_20_Link">Multi-view steganographic filesystems are problematic.<text:tab/>20</text:a></text:p>
          <text:p text:style-name="P322"><text:a xlink:type="simple" xlink:href="#__RefHeading___Toc5759_4224124324" text:style-name="Index_20_Link" text:visited-style-name="Index_20_Link">Encrypting disk blocks is not useful.<text:tab/>20</text:a></text:p>
          <text:p text:style-name="P322"><text:a xlink:type="simple" xlink:href="#__RefHeading___Toc2974_2139278338" text:style-name="Index_20_Link" text:visited-style-name="Index_20_Link">Overwriting files is not safe or efficient.<text:tab/>21</text:a></text:p>
          <text:p text:style-name="P322"><text:a xlink:type="simple" xlink:href="#__RefHeading___Toc5192_2083799497" text:style-name="Index_20_Link" text:visited-style-name="Index_20_Link">Decryption after reading from disk is slower.<text:tab/>22</text:a></text:p>
          <text:p text:style-name="P322"><text:a xlink:type="simple" xlink:href="#__RefHeading___Toc2976_2139278338" text:style-name="Index_20_Link" text:visited-style-name="Index_20_Link">Strategies for data allocation are mutually exclusive.<text:tab/>22</text:a></text:p>
          <text:p text:style-name="P322"><text:a xlink:type="simple" xlink:href="#__RefHeading___Toc22887_1405522475" text:style-name="Index_20_Link" text:visited-style-name="Index_20_Link">Design decisions for HDDs and SSDs are mutually exclusive.<text:tab/>24</text:a></text:p>
          <text:p text:style-name="P322"><text:a xlink:type="simple" xlink:href="#__RefHeading___Toc23250_1405522475" text:style-name="Index_20_Link" text:visited-style-name="Index_20_Link">In place modification on disk is slow and hazardous.<text:tab/>24</text:a></text:p>
          <text:p text:style-name="P322"><text:a xlink:type="simple" xlink:href="#__RefHeading___Toc28698_1405522475" text:style-name="Index_20_Link" text:visited-style-name="Index_20_Link">FUSE overhead is negligible.<text:tab/>24</text:a></text:p>
          <text:p text:style-name="P322"><text:a xlink:type="simple" xlink:href="#__RefHeading___Toc22889_1405522475" text:style-name="Index_20_Link" text:visited-style-name="Index_20_Link">First few bytes of file should be easier to read.<text:tab/>24</text:a></text:p>
          <text:p text:style-name="P322"><text:a xlink:type="simple" xlink:href="#__RefHeading___Toc4868_434784072" text:style-name="Index_20_Link" text:visited-style-name="Index_20_Link">Related files are treated independently.<text:tab/>24</text:a></text:p>
          <text:p text:style-name="P322"><text:a xlink:type="simple" xlink:href="#__RefHeading___Toc2978_2139278338" text:style-name="Index_20_Link" text:visited-style-name="Index_20_Link">Behavior is based on assumptions, not history.<text:tab/>24</text:a></text:p>
          <text:p text:style-name="P322"><text:a xlink:type="simple" xlink:href="#__RefHeading___Toc8380_1733829396" text:style-name="Index_20_Link" text:visited-style-name="Index_20_Link">Behavior is based on assumptions, not requests.<text:tab/>25</text:a></text:p>
          <text:p text:style-name="P322"><text:a xlink:type="simple" xlink:href="#__RefHeading___Toc5329_33831993" text:style-name="Index_20_Link" text:visited-style-name="Index_20_Link">Compressing split data is not optimal.<text:tab/>25</text:a></text:p>
          <text:p text:style-name="P322"><text:a xlink:type="simple" xlink:href="#__RefHeading___Toc2980_2139278338" text:style-name="Index_20_Link" text:visited-style-name="Index_20_Link">Block based formats are not flexible. (OK)<text:tab/>25</text:a></text:p>
          <text:p text:style-name="P322"><text:a xlink:type="simple" xlink:href="#__RefHeading___Toc2982_2139278338" text:style-name="Index_20_Link" text:visited-style-name="Index_20_Link">Blocks can store less than extents. (OK)<text:tab/>25</text:a></text:p>
          <text:p text:style-name="P321"><text:a xlink:type="simple" xlink:href="#__RefHeading___Toc3106_2139278338" text:style-name="Index_20_Link" text:visited-style-name="Index_20_Link">Bibliography<text:tab/>27</text:a></text:p>
          <text:p text:style-name="P320"><text:a xlink:type="simple" xlink:href="#__RefHeading___Toc4040_138362386" text:style-name="Index_20_Link" text:visited-style-name="Index_20_Link">Preliminary design Layout and methods for a versatile filesystem<text:tab/>29</text:a></text:p>
          <text:p text:style-name="P321"><text:a xlink:type="simple" xlink:href="#__RefHeading___Toc6567_138362386" text:style-name="Index_20_Link" text:visited-style-name="Index_20_Link">Introduction<text:tab/>29</text:a></text:p>
          <text:p text:style-name="P322"><text:a xlink:type="simple" xlink:href="#__RefHeading___Toc4042_138362386" text:style-name="Index_20_Link" text:visited-style-name="Index_20_Link">Data structure hierarchy<text:tab/>29</text:a></text:p>
          <text:p text:style-name="P322"><text:a xlink:type="simple" xlink:href="#__RefHeading___Toc6569_138362386" text:style-name="Index_20_Link" text:visited-style-name="Index_20_Link">Data structure fields<text:tab/>30</text:a></text:p>
          <text:p text:style-name="P322"><text:a xlink:type="simple" xlink:href="#__RefHeading___Toc4353_419811028" text:style-name="Index_20_Link" text:visited-style-name="Index_20_Link">User exposed methods<text:tab/>35</text:a></text:p>
          <text:p text:style-name="P320"><text:a xlink:type="simple" xlink:href="#__RefHeading___Toc5433_1259271636" text:style-name="Index_20_Link" text:visited-style-name="Index_20_Link">Implementation in Python/FUSE Work breakdown structure<text:tab/>39</text:a></text:p>
          <text:p text:style-name="P321"><text:a xlink:type="simple" xlink:href="#__RefHeading___Toc3098_21392783381" text:style-name="Index_20_Link" text:visited-style-name="Index_20_Link">Introduction<text:tab/>39</text:a></text:p>
          <text:p text:style-name="P320"><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9" text:outline-level="2"><text:bookmark-start text:name="__RefHeading___Toc3098_2139278338"/>Introduction<text:bookmark-end text:name="__RefHeading___Toc3098_2139278338"/></text:h>
      <text:p text:style-name="P299">Cameleonica is a <text:span text:style-name="T585">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5"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1"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5"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5"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5"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5"/>
      <text:h text:style-name="P435"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5"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5"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6">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9" text:outline-level="2"><text:bookmark-start text:name="__RefHeading___Toc2962_2139278338"/>Introduction<text:bookmark-end text:name="__RefHeading___Toc2962_2139278338"/></text:h>
      <text:p text:style-name="P233"><text:span text:style-name="T562">(</text:span>This chapter is being <text:span text:style-name="T562">expanded and edited, but is entirely readable.)</text:span></text:p>
      <text:p text:style-name="P242"/>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3" text:outline-level="3"><text:bookmark-start text:name="__RefHeading___Toc2966_2139278338"/>Inodes are not efficient. <text:span text:style-name="T612">(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0">(sectors)</text:span><text:span text:style-name="T24">. </text:span><text:span text:style-name="T46">In traditional designs </text:span><text:span text:style-name="T47">most</text:span><text:span text:style-name="T46"> operation</text:span><text:span text:style-name="T47">s</text:span><text:span text:style-name="T46"> </text:span><text:span text:style-name="T150">could </text:span><text:span text:style-name="T46">be </text:span><text:span text:style-name="T57">done by </text:span><text:span text:style-name="T150">keeping only </text:span><text:span text:style-name="T46">one block </text:span><text:span text:style-name="T150">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maybe 8 MB, </text:span><text:span text:style-name="T47">and caching complete metadata was not feasible. Also changing metadata often ended up in writing just one block, which </text:span><text:span text:style-name="T58">might have been </text:span><text:span text:style-name="T150">reasonable on hard disks that back then had much less throughput and much higher latencies</text:span><text:span text:style-name="T47">. </text:span><text:span text:style-name="T24">Furthermore hard disks </text:span><text:span text:style-name="T150">supposedly </text:span><text:span text:style-name="T24">guarantee that </text:span><text:span text:style-name="T150">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3">which was </text:span><text:span text:style-name="T129">used for guaranteeing consistency after crash, </text:span><text:span text:style-name="T133">in Ext2 </text:span><text:span text:style-name="T178">and its predecessors</text:span><text:span text:style-name="T24">. </text:span><text:span text:style-name="T59">All these reasons </text:span><text:span text:style-name="T151">seemingly </text:span><text:span text:style-name="T59">contributed to </text:span><text:span text:style-name="T151">a </text:span><text:span text:style-name="T59">decision that data structures </text:span><text:span text:style-name="T178">were </text:span><text:span text:style-name="T59">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4">(disk sectors or at most memory pages) </text:span><text:span text:style-name="T35">and </text:span><text:span text:style-name="T164">the </text:span><text:span text:style-name="T35">only </text:span><text:span text:style-name="T164">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0">entire datasets either did not gain </text:span><text:span text:style-name="T43">traction </text:span><text:span text:style-name="T180">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1">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4">and </text:span><text:span text:style-name="T53">files put </text:span><text:span text:style-name="T164">pointers into </text:span><text:span text:style-name="T56">indirect blocks</text:span><text:span text:style-name="T53">. In modern designs </text:span><text:span text:style-name="T181">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1">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1">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7">with leaf </text:span><text:span text:style-name="T119">nodes </text:span><text:span text:style-name="T53">but data is still being </text:span><text:span text:style-name="T54">divided</text:span><text:span text:style-name="T53"> into </text:span><text:span text:style-name="T181">page sized </text:span><text:span text:style-name="T53">chunks. </text:span><text:span text:style-name="T88">The issue being described here has not gone away, </text:span><text:span text:style-name="T165">only </text:span><text:span text:style-name="T182">changed shape and </text:span><text:span text:style-name="T165">switched data structures. </text:span></text:p>
      <text:p text:style-name="P49"><text:soft-page-break/></text:p>
      <text:p text:style-name="P80"><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4">and point to further blocks</text:span><text:span text:style-name="T26">, </text:span><text:span text:style-name="T183">which would point to </text:span><text:span text:style-name="T26">actual content </text:span><text:span text:style-name="T114">(indirect blocks</text:span><text:span text:style-name="T183">)</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4">is </text:span><text:span text:style-name="T26">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3">of pointer structure</text:span>, a <text:span text:style-name="T218">complete inode</text:span><text:span text:style-name="T234">, variable size structure could contain all metadata associated with a file. In memory representation may remain </text:span><text:span text:style-name="T343">decomposed into a tree </text:span><text:span text:style-name="T234">but on disk format would be </text:span><text:span text:style-name="T343">a single continuous blob </text:span><text:span text:style-name="T344">holding entirety of information</text:span><text:span text:style-name="T234">.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4"><draw:frame draw:style-name="fr3" draw:name="Inode complete" text:anchor-type="paragraph" svg:width="17cm" svg:height="3.117cm" draw:z-index="16"><draw:image xlink:href="../inodecomplete.png" xlink:type="simple" xlink:show="embed" xlink:actuate="onLoad"/></draw:frame></text:p>
      <text:p text:style-name="P78"><text:span text:style-name="T154">To compare performance, </text:span><text:span text:style-name="T27">consider </text:span><text:span text:style-name="T41">a </text:span><text:span text:style-name="T155">spectrum </text:span><text:span text:style-name="T41">of </text:span><text:span text:style-name="T154">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6">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6">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1">field</text:span><text:span text:style-name="T29"> </text:span><text:span text:style-name="T30">require</text:span><text:span text:style-name="T115">s</text:span><text:span text:style-name="T30"> </text:span><text:span text:style-name="T29">one block to be </text:span><text:span text:style-name="T49">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89">This reasoning is flawed because it is focused on one update operation itself </text:span><text:span text:style-name="T158">and </text:span><text:span text:style-name="T115">does </text:span><text:span text:style-name="T50">not </text:span><text:span text:style-name="T82">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50">. </text:span><text:span text:style-name="T159">Following </text:span><text:span text:style-name="T116">analysis considers amortization of </text:span><text:span text:style-name="T51">performance over </text:span><text:span text:style-name="T159">a longer </text:span><text:span text:style-name="T160">time period</text:span><text:span text:style-name="T51">. </text:span><text:span text:style-name="T31">It could be argued that </text:span><text:span text:style-name="T111">extent</text:span><text:span text:style-name="T31"> approach </text:span><text:soft-page-break/><text:span text:style-name="T31">is better in every </text:span><text:span text:style-name="T112">practical </text:span><text:span text:style-name="T31">usage scenario. </text:span><text:span text:style-name="T32">To show that, we need to recognize that hard disks </text:span><text:span text:style-name="T161">(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1">150</text:span><text:span text:style-name="T32"> MB/s of sustained throughput and ~</text:span><text:span text:style-name="T161">12</text:span><text:span text:style-name="T32"> ms seek time to random location </text:span><text:span text:style-name="T85">on average </text:span><text:span text:style-name="T161">and has capacity 1~6 </text:span><text:span text:style-name="T188">TB</text:span><text:span text:style-name="T32">.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3">Quick calculation shows that </text:span><text:span text:style-name="T590">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3"> </text:span><text:span text:style-name="T167">and perhaps </text:span><text:span text:style-name="T163">even unbelievable</text:span><text:span text:style-name="T35">, </text:span><text:span text:style-name="T189">but this math is easy to confirm. </text:span></text:p>
      <text:p text:style-name="P56"/>
      <text:p text:style-name="P52">To accommodate for clustered allocation (see Orlov allocator), we will use seek time measured over some small segment (64 MB) instead of entire disk. <text:span text:style-name="T591">Experimentally, average seek times measured on SAMSUNG HD154UI </text:span>were <text:span text:style-name="T591">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0"/>
      <text:p text:style-name="P51">Above seek times are averages <text:span text:style-name="T592">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8">E</text:span><text:span text:style-name="T78">xtent</text:span><text:span text:style-name="T14"> approach is </text:span><text:span text:style-name="T118">shown to be </text:span><text:span text:style-name="T14">better </text:span><text:span text:style-name="T168">in </text:span><text:span text:style-name="T31">every </text:span><text:span text:style-name="T112">practical </text:span><text:span text:style-name="T31">usage scenario </text:span><text:span text:style-name="T118">by </text:span><text:span text:style-name="T14">consider</text:span><text:span text:style-name="T118">ing</text:span><text:span text:style-name="T14"> total time spent on all </text:span><text:span text:style-name="T168">file read/write </text:span><text:span text:style-name="T14">operations throughout </text:span><text:span text:style-name="T168">its </text:span><text:span text:style-name="T190">lifespan </text:span><text:span text:style-name="T191">instead of just updates</text:span><text:span text:style-name="T14">. Only metadata </text:span><text:span text:style-name="T168">blocks are </text:span><text:span text:style-name="T60">counted. </text:span><text:span text:style-name="T138">File content </text:span><text:span text:style-name="T168">is excluded from consideration</text:span><text:span text:style-name="T61">.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9">some</text:span><text:span text:style-name="T64"> </text:span><text:span text:style-name="T170">random </text:span><text:span text:style-name="T113">subset of </text:span><text:span text:style-name="T63">metadata blocks </text:span><text:span text:style-name="T129">is </text:span><text:span text:style-name="T74">accessed, either read or written, </text:span><text:span text:style-name="T193">then file gets closed and cache dropped</text:span><text:span text:style-name="T74">.</text:span><text:span text:style-name="T83"> </text:span><text:span text:style-name="T80">Blocks are assumed to be 4 K</text:span><text:span text:style-name="T96">B</text:span><text:span text:style-name="T80"> </text:span><text:span text:style-name="T170">in </text:span><text:span text:style-name="T80">size. </text:span><text:span text:style-name="T194">If file is opened read-only then extent approach requires only 1 of the 2 passes, which overestimates it in favor of the block approach. </text:span></text:p>
      <text:p text:style-name="P53"/>
      <text:p text:style-name="P66"><text:span text:style-name="T65">R</text:span><text:span text:style-name="T14">eading </text:span><text:span text:style-name="T67">or writing </text:span><text:span text:style-name="T14">N blocks take</text:span><text:span text:style-name="T120">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4">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7"/>
      <text:p text:style-name="P201"><text:span text:style-name="T598">Results are easily explainable. When individual blocks are stored, time is gained on updates but then more time is lost to seeking when blocks are read during next cycle. In case of R</text:span><text:span text:style-name="T595">b</text:span><text:span text:style-name="T436"> we have </text:span><text:span text:style-name="T437">smaller </text:span><text:span text:style-name="T436">arguments going into a </text:span><text:span text:style-name="T437">faster </text:span><text:span text:style-name="T436">growing function. </text:span>Plot show<text:span text:style-name="T593">s</text:span> total time of extent approach (blue) and block approach (red) for least and most accessed <text:span text:style-name="T368">files (N)</text:span>, <text:span text:style-name="T355">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4">in each cycle for the block approach to have advantage. Asymptotically, for largest files </text:span>less than 1 in <text:span text:style-name="T597">87</text:span> blocks <text:span text:style-name="T216">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62"/>
      <text:p text:style-name="P55">Finally it should be admitted that model above assumes <text:span text:style-name="T596">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6">However, concurrent random disk operations will never faster than one sequential disk operation. </text:span><text:bookmark-end text:name="__DdeLink__4105_1454263879"/><text:span text:style-name="T596">That is simply the obtainable minimum. Thirdly, hardware trends suggest that delays and throughputs will become more and more asymmetric in the future </text:span><text:span text:style-name="T596"><text:bibliography-mark text:identifier="Patterson" text:bibliography-type="article" text:author="David A. Patterson, Kimberly K. Keeton" text:title="Hardware Technology Trends and Database Opportunities">[Patterson]</text:bibliography-mark></text:span><text:span text:style-name="T596">. </text:span></text:p>
      <text:p text:style-name="P12"/>
      <text:p text:style-name="P10"><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3" text:outline-level="3"><text:bookmark-start text:name="__RefHeading___Toc2968_2139278338"/>B-trees are not efficient. <text:span text:style-name="T612">(OK)</text:span><text:bookmark-end text:name="__RefHeading___Toc2968_2139278338"/></text:h>
      <text:p text:style-name="P67"><text:span text:style-name="T121">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2">huge numbers</text:span><text:span text:style-name="T15"> of files, </text:span><text:span text:style-name="T195">in the </text:span><text:span text:style-name="T196">billions.</text:span><text:span text:style-name="T15"> </text:span><text:span text:style-name="T16">B-trees are a good approach if huge amount</text:span><text:span text:style-name="T195">s</text:span><text:span text:style-name="T16"> of keys </text:span><text:span text:style-name="T195">are </text:span><text:span text:style-name="T124">expected</text:span><text:span text:style-name="T16">. </text:span><text:span text:style-name="T124">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7">However</text:span><text:span text:style-name="T195">, the operative word is asymptotically. </text:span><text:span text:style-name="T555">This asymptotic behavior seems to have mislead everyone</text:span><text:span text:style-name="T17">. It </text:span><text:span text:style-name="T198">indeed </text:span><text:span text:style-name="T17">would be justified to use B-trees </text:span><text:span text:style-name="T200">if </text:span><text:span text:style-name="T199">amounts of keys were in the </text:span><text:span text:style-name="T17">billions but that </text:span><text:span text:style-name="T71">is </text:span><text:span text:style-name="T200">not the case </text:span><text:span text:style-name="T71">in general case</text:span><text:span text:style-name="T17">. </text:span><text:span text:style-name="T20">Most</text:span><text:span text:style-name="T17"> </text:span><text:span text:style-name="T203">desktops</text:span><text:span text:style-name="T17"> hold </text:span><text:span text:style-name="T201">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3">and accessed </text:span><text:span text:style-name="T19">more efficiently, </text:span><text:span text:style-name="T201">thus making </text:span><text:span text:style-name="T147">B-trees suboptimal. </text:span></text:p>
      <text:p text:style-name="P82"><text:span text:style-name="T19">S</text:span><text:span text:style-name="T14">econd</text:span><text:span text:style-name="T204">ly, computers of the past had little memory and B-trees need to hold only a few blocks in memory during </text:span><text:span text:style-name="T14">query and update </text:span><text:span text:style-name="T204">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8 MB </text:span><text:span text:style-name="T140">of memory </text:span><text:span text:style-name="T205">or less</text:span><text:span text:style-name="T140">. However, m</text:span><text:span text:style-name="T14">odern desktop have several gigabytes and servers have </text:span><text:span text:style-name="T128">tens of gigabytes of memory</text:span><text:span text:style-name="T14">. </text:span><text:span text:style-name="T98">Conserving memory is not justified </text:span><text:span text:style-name="T123">anymore</text:span><text:span text:style-name="T98">.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3"><text:span text:style-name="T148">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4"/>
      <text:p text:style-name="P15">Consider<text:span text:style-name="T439"> two</text:span> approaches <text:span text:style-name="T438">described below</text:span>, <text:span text:style-name="T556">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18">6 </text:span>entries<text:span text:style-name="T422">, </text:span><text:span text:style-name="T14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6"/>
      <text:p text:style-name="P248"><text:span text:style-name="T173">Dictionary </text:span><text:span text:style-name="T14">approach </text:span><text:span text:style-name="T173">can be </text:span><text:span text:style-name="T118">shown to be </text:span><text:span text:style-name="T14">better </text:span><text:span text:style-name="T168">in </text:span><text:span text:style-name="T173">most </text:span><text:span text:style-name="T112">practical </text:span><text:span text:style-name="T31">usage scenario</text:span><text:span text:style-name="T173">s</text:span><text:span text:style-name="T31"> </text:span><text:span text:style-name="T118">by </text:span><text:span text:style-name="T14">consider</text:span><text:span text:style-name="T118">ing</text:span><text:span text:style-name="T14"> </text:span><text:span text:style-name="T209">total </text:span><text:span text:style-name="T14">time spent on all </text:span><text:span text:style-name="T210">query/</text:span><text:span text:style-name="T173">update </text:span><text:span text:style-name="T14">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2">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5">R</text:span><text:span text:style-name="T14">eading </text:span><text:span text:style-name="T67">or writing </text:span><text:span text:style-name="T14">N </text:span><text:span text:style-name="T172">entries</text:span><text:span text:style-name="T14"> take</text:span><text:span text:style-name="T120">s total</text:span><text:span text:style-name="T14"> (</text:span><text:span text:style-name="T83">assuming sequential and random pattern, referring to </text:span><text:span text:style-name="T171">dictionary and B-tree </text:span><text:span text:style-name="T14">approach </text:span><text:span text:style-name="T66">respect</text:span><text:span text:style-name="T67">iv</text:span><text:span text:style-name="T68">ely</text:span><text:span text:style-name="T14">): </text:span></text:p>
      <text:p text:style-name="P316"><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599">entries accessed </text:span>in each cycle, <text:span text:style-name="T215">60</text:span> is number of cycles, <text:span text:style-name="T604">and 1M is total entries</text:span>. <text:span text:style-name="T354">Therefore total access time is</text:span><text:span text:style-name="T75">: </text:span></text:p>
      <text:p text:style-name="P317"><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0">dictionary</text:span> approach loses <text:span text:style-name="T370">to B-tree approach </text:span>in comparison. Total times <text:span text:style-name="T370">are </text:span>compared through an inequality. </text:p>
      <text:p text:style-name="P318"><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08">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58">This argument is basically the same as for <text:span text:style-name="T557">complete </text:span>inode<text:span text:style-name="T557">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9">Directory representation can also alternate between entire dictionary and B-tree. </text:p>
      <text:p text:style-name="P9"/>
      <text:p text:style-name="P13"><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4" text:outline-level="3"><text:bookmark-start text:name="__RefHeading___Toc4960_1322332396"/>Block allocation is not efficient. <text:span text:style-name="T612">(OK)</text:span><text:bookmark-end text:name="__RefHeading___Toc4960_1322332396"/></text:h>
      <text:p text:style-name="P60">Since the times of Fast File-System and <text:span text:style-name="T607">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1"><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1"/>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9">here </text:span>aims to achieve the best of both worlds, <text:span text:style-name="T610">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2">Extent allocation is satisfied by appending given amount (in byte resolution) to existing data in a selected segment (selection algorithm is described later). This scheme has obvious benefits of supporting large allocations <text:span text:style-name="T611">(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1"><text:bibliography-mark text:identifier="Johnson85" text:bibliography-type="article" text:author="David Johnson, Michael Garey" text:title="A 71/60 Theorem for Bin Packing" text:year="1985">[Johnson85]</text:bibliography-mark></text:span><text:span text:style-name="T611"> would probably be employed. </text:span></text:p>
      <text:p text:style-name="P62"/>
      <text:p text:style-name="P6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2"/>
      <text:p text:style-name="P62"/>
      <text:h text:style-name="P415"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5">become increasingly important as businesses and governments store ever more files of evermore importance on automated systems</text:span><text:span text:style-name="T89">. </text:span><text:span text:style-name="T135">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5">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61">len</text:span>); </text:p>
      <text:p text:style-name="P302">fsync(fd); </text:p>
      <text:p text:style-name="P302">close(fd); </text:p>
      <text:p text:style-name="P302">rename("file.new", "file"); </text:p>
      <text:p text:style-name="P87"/>
      <text:p text:style-name="P224"><text:span text:style-name="T563">This approach has been the expected way of achieving atomic changes to files and caused a lot of pain when people were depending on different guarantees than that of fsync. </text:span><text:span text:style-name="T5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4">POSIX vs Reality</text:span></text:a><text:span text:style-name="T564">. Also, heavy reliance on fsync led to a famous major </text:span><text:a xlink:type="simple" xlink:href="https://bugzilla.mozilla.org/show_bug.cgi?id=421482" text:style-name="Internet_20_link" text:visited-style-name="Visited_20_Internet_20_Link"><text:span text:style-name="T564">performance bug</text:span></text:a><text:span text:style-name="T564"> in Firefox. </text:span></text:p>
      <text:p text:style-name="P88"><text:span text:style-name="T259">Described </text:span><text:span text:style-name="T234">behavior </text:span><text:span text:style-name="T254">(and few others) </text:span><text:span text:style-name="T234">is common in modern filesystem</text:span><text:span text:style-name="T239">s</text:span><text:span text:style-name="T234"> but </text:span><text:span text:style-name="T236">it is</text:span><text:span text:style-name="T234"> not </text:span><text:span text:style-name="T241">mandated </text:span><text:span text:style-name="T234">by POSIX </text:span><text:span text:style-name="T259">standard </text:span><text:span text:style-name="T243">so</text:span><text:span text:style-name="T234"> applications </text:span><text:span text:style-name="T243">should not </text:span><text:span text:style-name="T234">rely on </text:span><text:span text:style-name="T242">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3">are </text:span><text:span text:style-name="T235">not </text:span><text:span text:style-name="T243">part of the </text:span><text:span text:style-name="T257">published </text:span><text:span text:style-name="T243">POSIX </text:span><text:span text:style-name="T235">standard</text:span><text:span text:style-name="T243">. </text:span><text:span text:style-name="T237">Notice that all of the behaviors they describe are met by a filesystem where all operations are </text:span><text:span text:style-name="T238">both </text:span><text:span text:style-name="T237">atomic and ordered, </text:span><text:span text:style-name="T243">as proposed below</text:span><text:span text:style-name="T237">. </text:span><text:span text:style-name="T243">Article also describes how SQLite can increase performance by assuming specific filesystem behavior although user has to enable it </text:span><text:span text:style-name="T319">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89"/>
      <text:p text:style-name="P92">Following code <text:span text:style-name="T366">is not safe on all filesystems but is representative of applications: </text:span></text:p>
      <text:p text:style-name="P302">int fd = creat("file.new", S_IRUSR|S_IWUSR); </text:p>
      <text:p text:style-name="P302">write(fd, buf, <text:span text:style-name="T361">len</text:span>); </text:p>
      <text:p text:style-name="P303">fsync(fd);</text:p>
      <text:p text:style-name="P302">close(fd); </text:p>
      <text:p text:style-name="P302">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52">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3">Consider a filesystem where all operations are both atomic and ordered. </text:span><text:span text:style-name="T565">Above that fsync calls are implemented as no-op. Both codes above remain to keep files consistent. This is due to the fact that application developers (usually) use fsync not to persist data immediately but to persist </text:span><text:soft-page-break/><text:span text:style-name="T565">data before metadata, which is what </text:span><text:span text:style-name="T566">ordering </text:span><text:span text:style-name="T567">behavior </text:span><text:span text:style-name="T568">implies</text:span><text:span text:style-name="T565">.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5">documentation</text:span></text:a><text:span text:style-name="T565">: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29">write </text:span><text:span text:style-name="T246">queue was empty. </text:span><text:span text:style-name="T248">When flushing buffers occurred quite often </text:span><text:span text:style-name="T246">this approach basically defeated the purpose of installing buffers in </text:span><text:span text:style-name="T320">hard </text:span><text:span text:style-name="T246">disks </text:span><text:span text:style-name="T248">in the first place. </text:span></text:p>
      <text:p text:style-name="P1"><text:span text:style-name="T256">L</text:span><text:span text:style-name="T249">ater another major overhaul of disks </text:span><text:span text:style-name="T321">took place</text:span><text:span text:style-name="T249">. Up to this moment systems </text:span><text:span text:style-name="T330">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50">ystem made decisions </text:span><text:span text:style-name="T258">based on some principle like elevator scheduling, not on exact state of the disk</text:span><text:span text:style-name="T250">. Everything changed again when disks started to reorder requests themselves, </text:span><text:span text:style-name="T331">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1">again </text:span><text:span text:style-name="T251">the same, </text:span><text:span text:style-name="T256">through withholding further writes. </text:span></text:p>
      <text:p text:style-name="P225"><text:span text:style-name="T569">M</text:span><text:span text:style-name="T570">odern solution comes in form of two related mechanisms: explicit flushes and FUA requests. </text:span><text:span text:style-name="T571">Flushes are writes that are weakly ordered, demanding </text:span><text:span text:style-name="T572">that </text:span><text:span text:style-name="T571">previously scheduled writes are completed before current </text:span><text:span text:style-name="T572">writes</text:span><text:span text:style-name="T571">. Previous requests can still be reordered between themselves, </text:span><text:span text:style-name="T573">and </text:span><text:span text:style-name="T571">so can future requests. Force Unit Access </text:span><text:span text:style-name="T574">(FUA) </text:span><text:span text:style-name="T571">requests </text:span><text:span text:style-name="T574">can be reordered with any other request, imposing no ordering whatsoever, but disk reports immediately </text:span><text:span text:style-name="T575">after </text:span><text:span text:style-name="T574">they landed on the platter. </text:span><text:span text:style-name="T575">FUA requests are also said to </text:span><text:span text:style-name="T576">have priority </text:span><text:span text:style-name="T575">over </text:span><text:span text:style-name="T576">normal requests</text:span><text:span text:style-name="T575">. </text:span><text:span text:style-name="T570">System is no longer responsible for ensuring ordering. Instead the disk is being issued requests marked with these two flags. </text:span><text:span text:style-name="T577">Topic is </text:span><text:span text:style-name="T563">discussed on LWN </text:span><text:a xlink:type="simple" xlink:href="https://lwn.net/Articles/400541/" text:style-name="Internet_20_link" text:visited-style-name="Visited_20_Internet_20_Link"><text:span text:style-name="T563">The end of block barriers</text:span></text:a><text:span text:style-name="T563"> and Monolight </text:span><text:a xlink:type="simple" xlink:href="http://monolight.cc/2011/06/barriers-caches-filesystems/" text:style-name="Internet_20_link" text:visited-style-name="Visited_20_Internet_20_Link"><text:span text:style-name="T563">Barriers, Caches, Filesystems</text:span></text:a><text:span text:style-name="T563">. </text:span></text:p>
      <text:p text:style-name="P106"/>
      <text:p text:style-name="P108"><text:soft-page-break/><text:span text:style-name="T449">Consider a </text:span>filesystem where all operations are atomic and ordered: </text:p>
      <text:p text:style-name="P107"/>
      <text:p text:style-name="P235">(Needs <text:span text:style-name="T601">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58">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4"><text:span text:style-name="T584">(</text:span>Add a diagram for dictionary and inodes, more compact than just inodes.<text:span text:style-name="T584">)</text:span></text:p>
      <text:p text:style-name="P94"/>
      <text:p text:style-name="P112"><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9">at once</text:span>, but it can be <text:span text:style-name="T559">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6"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3"/>
      <text:p text:style-name="P113"/>
      <text:h text:style-name="P417" text:outline-level="3"><text:bookmark-start text:name="__RefHeading___Toc3156_190800628"/>Atomic sector overwrite is not necessary for consistency. <text:span text:style-name="T613">(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5">It </text:span>is generally a good idea to implement a trait yourself than depend <text:span text:style-name="T605">on external organization.</text:span> <text:span text:style-name="T605">Secondly, disk manufacturers are known for breaking specifications. Hard disks regularly lie to operating systems about flushing write buffers. Thirdly, conversation </text:span><text:span text:style-name="T605"><text:bibliography-mark text:identifier="Tweedie15" text:bibliography-type="unpublished" text:author="Stephen Tweedie" text:title="Stephen Tweedie Email.txt" text:year="2015">[Tweedie15]</text:bibliography-mark></text:span><text:span text:style-name="T605">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4">There are <text:span text:style-name="T606">at least </text:span>two <text:span text:style-name="T606">new </text:span>ways to implement atomic changes on disk through software. Both no longer require the disk to <text:span text:style-name="T606">support </text:span>atomic sector writes <text:span text:style-name="T606">but they do require that interrupted write damages only one sector, see </text:span><text:span text:style-name="T606"><text:bibliography-mark text:identifier="Pillai13" text:bibliography-type="article" text:author="Thanumalayan Sankaranarayana Pillai, et al" text:title="Towards Efficient, Portable Application-Level Consistency" text:year="2013">[Pillai13]</text:bibliography-mark></text:span><text:span text:style-name="T606">. Other problems like </text:span>phantom writes, corrupted writes, <text:span text:style-name="T448">and </text:span>misplaced writes are not taken into account. </text:p>
      <text:p text:style-name="P114"/>
      <text:p text:style-name="P205"><text:span text:style-name="T218">Ring</text:span><text:span text:style-name="T234">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4"> is </text:span><text:span text:style-name="T332">a</text:span><text:span text:style-name="T234"> disk extent that is sector aligned and contains a </text:span><text:span text:style-name="T266">concatenation </text:span><text:span text:style-name="T234">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4">append </text:span><text:span text:style-name="T221">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8" text:outline-level="3"><text:bookmark-start text:name="__RefHeading___Toc5757_4224124324"/>Multi-view steganographic filesystems are problematic. <text:bookmark-end text:name="__RefHeading___Toc5757_4224124324"/></text:h>
      <text:p text:style-name="P238">(This needs to be added entirely.)</text:p>
      <text:p text:style-name="P119"/>
      <text:p text:style-name="P119"/>
      <text:h text:style-name="P419"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1">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0">entire </text:span>block storage device <text:span text:style-name="T362">underneath</text:span>. </text:p>
      <text:p text:style-name="P25"/>
      <text:p text:style-name="P27">Consider a filesystem where encryption is applied to data structures <text:span text:style-name="T360">like inodes and data extents, and not raw disk blocks</text:span>. <text:span text:style-name="T35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8">stored </text:span>in the clear. <text:span text:style-name="T35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39">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2">Mention ecryptfs?</text:p>
      <text:p text:style-name="P20"/>
      <text:p text:style-name="P20"/>
      <text:h text:style-name="P420"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30" text:outline-level="3"><text:bookmark-start text:name="__RefHeading___Toc5192_2083799497"/>Decryption after reading from disk is slower. <text:span text:style-name="T668">(OK)</text:span><text:bookmark-end text:name="__RefHeading___Toc5192_2083799497"/></text:h>
      <text:p text:style-name="P401">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402">Admittedly, this approach is only applicable to small reads. Since data is small, a second buffer is not costly in terms of memory space, but then not much gain is achieved. </text:p>
      <text:p text:style-name="Text_20_body"><draw:frame draw:style-name="fr9" draw:name="Obraz2" text:anchor-type="paragraph" svg:width="13.139cm" svg:height="4.249cm" draw:z-index="28"><draw:image xlink:href="../streamcipher.png" xlink:type="simple" xlink:show="embed" xlink:actuate="onLoad" draw:filter-name="&lt;Wszystkie formaty&gt;"/></draw:frame></text:p>
      <text:p text:style-name="P402">With large reads, entire decryption (both phases) can be done in parallel to disk reads. This approach is already well known, in particular in CUDA community. </text:p>
      <text:p text:style-name="Text_20_body"><draw:frame draw:style-name="fr9" draw:name="Obraz6" text:anchor-type="paragraph" svg:width="13.57cm" svg:height="2.35cm" draw:z-index="29"><draw:image xlink:href="../streamcipher2.png" xlink:type="simple" xlink:show="embed" xlink:actuate="onLoad" draw:filter-name="&lt;Wszystkie formaty&gt;"/></draw:frame><text:soft-page-break/></text:p>
      <text:p text:style-name="Text_20_body"/>
      <text:h text:style-name="P421"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5">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soft-page-break/></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2">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performance during subsequent reading, due to fragmentation. </text:p>
      <text:p text:style-name="P34"/>
      <text:p text:style-name="P34"/>
      <text:h text:style-name="P422"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31" text:outline-level="3"><text:bookmark-start text:name="__RefHeading___Toc23250_1405522475"/>In place modification on disk is slow and hazardous. <text:bookmark-end text:name="__RefHeading___Toc23250_1405522475"/></text:h>
      <text:p text:style-name="P241">(This needs to be added entirely.)</text:p>
      <text:p text:style-name="P34"/>
      <text:p text:style-name="P34"/>
      <text:h text:style-name="P432" text:outline-level="3"><text:bookmark-start text:name="__RefHeading___Toc28698_1405522475"/>FUSE overhead is negligible. <text:bookmark-end text:name="__RefHeading___Toc28698_1405522475"/></text:h>
      <text:p text:style-name="P229">(This needs to be added entirely.)</text:p>
      <text:p text:style-name="P34"/>
      <text:p text:style-name="P34"/>
      <text:h text:style-name="P423" text:outline-level="3"><text:bookmark-start text:name="__RefHeading___Toc22889_1405522475"/><text:soft-page-break/>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0">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4"> first, then the inode will still be in the cache to serve a read operation of </text:span><text:span text:style-name="T265">first </text:span><text:span text:style-name="T234">few bytes without any disk seeks. </text:span><text:span text:style-name="T265">This is especially easy when complete inodes are used. </text:span></text:p>
      <text:p text:style-name="P202"/>
      <text:p text:style-name="P202"/>
      <text:h text:style-name="P433"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4"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5" text:outline-level="3"><text:bookmark-start text:name="__RefHeading___Toc8380_1733829396"/><text:soft-page-break/>Behavior is based on assumptions, not <text:span text:style-name="T516">requests. </text:span><text:bookmark-end text:name="__RefHeading___Toc8380_1733829396"/></text:h>
      <text:p text:style-name="P223"><text:span text:style-name="T563">Future access patterns can also be anticipated </text:span><text:span text:style-name="T578">by following explicit advice from the user or the application. For example, Chromium and Firefox executables always load a bunch of </text:span><text:span text:style-name="T583">Sqlite</text:span><text:span text:style-name="T578">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8">performance bug</text:span></text:a><text:span text:style-name="T578">. </text:span></text:p>
      <text:p text:style-name="P34"/>
      <text:p text:style-name="P34"/>
      <text:h text:style-name="P434" text:outline-level="3"><text:bookmark-start text:name="__RefHeading___Toc5329_33831993"/>Compressing split data is not optimal. <text:bookmark-end text:name="__RefHeading___Toc5329_33831993"/></text:h>
      <text:p text:style-name="P231">(This needs to be added entirely.)</text:p>
      <text:p text:style-name="P46"/>
      <text:p text:style-name="P46"/>
      <text:h text:style-name="P426" text:outline-level="3"><text:bookmark-start text:name="__RefHeading___Toc2980_2139278338"/><text:span text:style-name="T602">Block based formats are </text:span>not flexible. <text:span text:style-name="T661">(OK)</text:span><text:bookmark-end text:name="__RefHeading___Toc2980_2139278338"/></text:h>
      <text:p text:style-name="P64">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6"/>
      <text:p text:style-name="P46"/>
      <text:h text:style-name="P413" text:outline-level="3"><text:bookmark-start text:name="__RefHeading___Toc2982_2139278338"/>Blocks can store less than extents. <text:span text:style-name="T664">(OK)</text:span><text:bookmark-end text:name="__RefHeading___Toc2982_2139278338"/></text:h>
      <text:p text:style-name="P68"><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text:span><text:span text:style-name="T214">length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47"/>
      <text:p text:style-name="P69"><text:span text:style-name="T214">First </text:span><text:span text:style-name="T14">example, </text:span><text:span text:style-name="T214">in the old days of FFS, </text:span><text:span text:style-name="T14">directory entries used to be </text:span><text:span text:style-name="T146">grouped </text:span><text:span text:style-name="T14">in blocks. File names </text:span><text:span text:style-name="T109">are much shorte</text:span><text:span text:style-name="T110">r</text:span><text:span text:style-name="T109"> than a single block so </text:span><text:span text:style-name="T214">several names are put into each block</text:span><text:span text:style-name="T109">. However, </text:span><text:span text:style-name="T14">since file names are variable length, </text:span><text:span text:style-name="T213">then </text:span><text:span text:style-name="T14">each block has some unpredictable </text:span><text:span text:style-name="T109">amount of </text:span><text:span text:style-name="T14">space </text:span><text:span text:style-name="T109">left </text:span><text:span text:style-name="T14">unused </text:span><text:span text:style-name="T214">(a tail). </text:span></text:p>
      <text:p text:style-name="P48"><draw:frame draw:style-name="fr5" draw:name="Directory inode wasted space" text:anchor-type="paragraph" svg:width="7.361cm" svg:height="4.03cm" draw:z-index="2"><draw:image xlink:href="../dirblocks.png" xlink:type="simple" xlink:show="embed" xlink:actuate="onLoad"/></draw:frame></text:p>
      <text:p text:style-name="P65">No doubt this approach was beneficial when memory was <text:span text:style-name="T544">very limited</text:span>. <text:span text:style-name="T544">Iterating, </text:span>querying, <text:span text:style-name="T544">adding and removing</text:span> entries require<text:span text:style-name="T666">d</text:span> <text:span text:style-name="T662">holding in memory </text:span>only one block at <text:span text:style-name="T662">once</text:span>. <text:span text:style-name="T545">Consider using an extent instead. Items can be laid out next to each other without any blanks in between. The extent could have a tail but that is less than several tails. </text:span><text:span text:style-name="T240">However if </text:span><text:span text:style-name="T349">a </text:span><text:span text:style-name="T240">filesystem allow</text:span><text:span text:style-name="T349">s</text:span><text:span text:style-name="T240"> extents </text:span><text:soft-page-break/><text:span text:style-name="T240">to start and end at byte </text:span><text:span text:style-name="T349">resolution, </text:span><text:span text:style-name="T240">then literally no byte </text:span><text:span text:style-name="T351">could </text:span><text:span text:style-name="T350">go </text:span><text:span text:style-name="T240">to waste. </text:span><text:span text:style-name="T349">Btrfs support</text:span><text:span text:style-name="T350">s</text:span><text:span text:style-name="T349">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21">th</text:span><text:span text:style-name="T232"> bit is a flag (signaling which chunk is final). Note that even petabyte addresses (</text:span><text:span text:style-name="T233">&lt;57 </text:span><text:span text:style-name="T232">bit addresses) still serialize to 64 bits or less. </text:span></text:p>
      <text:p text:style-name="P101"/>
      <text:p text:style-name="P101"/>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3">Please <text:span text:style-name="T652">note</text:span> that all cited documents are saved in <text:span text:style-name="T652">the </text:span>repository and you do not <text:span text:style-name="T652">need </text:span>to search the web to read them. This includes cited web pages. </text:p>
      <text:p text:style-name="P276"/>
      <text:p text:style-name="P275"/>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9" text:outline-level="2"><text:bookmark-start text:name="__RefHeading___Toc6567_138362386"/>Introduction<text:bookmark-end text:name="__RefHeading___Toc6567_138362386"/></text:h>
      <text:p text:style-name="P243"><text:span text:style-name="T653">(</text:span>This chapter is still being written and is therefore inconsistent and incomplete.<text:span text:style-name="T653">)</text:span></text:p>
      <text:p text:style-name="P124"/>
      <text:p text:style-name="P124"/>
      <text:h text:style-name="P427" text:outline-level="3"><text:bookmark-start text:name="__RefHeading___Toc4042_138362386"/>Data structure hierarchy<text:bookmark-end text:name="__RefHeading___Toc4042_138362386"/></text:h>
      <text:p text:style-name="P125"><text:span text:style-name="T234">Storage pool is the </text:span><text:span text:style-name="T275">highest</text:span><text:span text:style-name="T234"> data structure in hierarchy. </text:span><text:span text:style-name="T276">Both </text:span><text:span text:style-name="T234">partitions (also called backends) </text:span><text:span text:style-name="T276">and </text:span><text:span text:style-name="T273">filesystems (also called volumes) </text:span><text:span text:style-name="T234">are each assigned to at most one pool. Each partition is divided into large, fixed size, sector aligned contiguous areas called segments. Default segment size is </text:span><text:span text:style-name="T274">from </text:span><text:span text:style-name="T234">16 </text:span><text:span text:style-name="T274">to</text:span><text:span text:style-name="T234"> </text:span><text:span text:style-name="T326">128</text:span><text:span text:style-name="T234">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8" text:outline-level="3"><text:bookmark-start text:name="__RefHeading___Toc6569_138362386"/>Data structure fields<text:bookmark-end text:name="__RefHeading___Toc6569_138362386"/></text:h>
      <text:h text:style-name="P435"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2">diskdict</text:span><text:span text:style-name="T277"> while the second ring contains a </text:span><text:span text:style-name="T512">serialized blob of </text:span><text:span text:style-name="T223">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739460136" text:style-name="L1">
        <text:list-item>
          <text:p text:style-name="P323"><text:span text:style-name="T234">Checksum covering further fields, </text:span><text:span text:style-name="T315">not keyed. </text:span></text:p>
        </text:list-item>
        <text:list-item>
          <text:p text:style-name="P332"><text:span text:style-name="T234">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4126375679" text:style-name="L2">
        <text:list-item>
          <text:p text:style-name="P324"><text:span text:style-name="T234">Checksum covering further fields, </text:span><text:span text:style-name="T315">not keyed. </text:span></text:p>
        </text:list-item>
        <text:list-item>
          <text:p text:style-name="P333"><text:span text:style-name="T234">Unique long random id of the pool. </text:span><text:span text:style-name="T280">This can be used to </text:span><text:span text:style-name="T288">differentiate</text:span><text:span text:style-name="T280"> between pools. </text:span></text:p>
        </text:list-item>
        <text:list-item>
          <text:p text:style-name="P334"><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4">List of volumes in the pool: their random ids, </text:span><text:span text:style-name="T287">unique</text:span><text:span text:style-name="T234"> names, </text:span><text:span text:style-name="T288">non unique labels for convenience, </text:span><text:span text:style-name="T234">extent infos (locations and sizes in </text:span><text:span text:style-name="T295">unified </text:span><text:span text:style-name="T234">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35"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153406485" text:style-name="L3">
        <text:list-item>
          <text:p text:style-name="P325"><text:span text:style-name="T234">Checksum covering further fields, </text:span><text:span text:style-name="T312">keyed from </text:span><text:span text:style-name="T313">pooldict</text:span><text:span text:style-name="T312">. </text:span></text:p>
        </text:list-item>
        <text:list-item>
          <text:p text:style-name="P335"><text:span text:style-name="T234">Unique long random id of the </text:span><text:span text:style-name="T293">volume</text:span><text:span text:style-name="T234">. </text:span><text:span text:style-name="T280">This can be </text:span><text:span text:style-name="T294">attached to backup images and reused when restoring a volume from an image. </text:span></text:p>
        </text:list-item>
        <text:list-item>
          <text:p text:style-name="P340"><text:span text:style-name="T293">E</text:span><text:span text:style-name="T234">xtent map, either </text:span><text:span text:style-name="T314">an </text:span><text:span text:style-name="T234">extent info of </text:span><text:span text:style-name="T314">the </text:span><text:span text:style-name="T234">chain containing </text:span><text:span text:style-name="T309">an </text:span><text:span text:style-name="T234">entire dictionary </text:span><text:span text:style-name="T309">with diffs </text:span><text:span text:style-name="T234">or </text:span><text:span text:style-name="T309">a list of extent infos with their internal </text:span><text:span text:style-name="T234">allocation bitmap</text:span><text:span text:style-name="T309">s</text:span><text:span text:style-name="T234"> for B-tree fixed sized </text:span><text:span text:style-name="T307">nodes,</text:span><text:span text:style-name="T234"> and </text:span><text:span text:style-name="T314">a pointer to </text:span><text:span text:style-name="T234">the root B-tree </text:span><text:span text:style-name="T314">chunk</text:span><text:span text:style-name="T234">, </text:span><text:span text:style-name="T314">and the size of B-tree chunks. </text:span></text:p>
        </text:list-item>
        <text:list-item>
          <text:p text:style-name="P341"><text:span text:style-name="T308">R</text:span><text:span text:style-name="T234">oot directory extent id. Alternatively it could be defined constant. </text:span></text:p>
        </text:list-item>
        <text:list-item>
          <text:p text:style-name="P342"><text:span text:style-name="T234">Free extent </text:span><text:span text:style-name="T307">set</text:span><text:span text:style-name="T234">,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3"><text:span text:style-name="T297">U</text:span><text:span text:style-name="T234">nwiped extent </text:span><text:span text:style-name="T307">set</text:span><text:span text:style-name="T234">, as a list of extent </text:span><text:span text:style-name="T303">infos</text:span><text:span text:style-name="T234">. On encrypted volumes, inode extents end up on this list before they are passed to the free extent map. On unencrypted volumes, this list can be empty. </text:span></text:p>
        </text:list-item>
        <text:list-item>
          <text:p text:style-name="P33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4"><text:span text:style-name="T296">J</text:span><text:span text:style-name="T234">ournal, as </text:span><text:span text:style-name="T306">a list of </text:span><text:span text:style-name="T234">extent </text:span><text:span text:style-name="T307">infos </text:span><text:span text:style-name="T306">of </text:span><text:span text:style-name="T234">chains containing journal entries. Earliest chain is used for compacting and newest chain is used for adding new entries. </text:span></text:p>
        </text:list-item>
        <text:list-item>
          <text:p text:style-name="P33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5"><text:span text:style-name="T234">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6"><text:span text:style-name="T234">Settings that were passed during volume creation or set online, for example, selection of encryption </text:span><text:span text:style-name="T300">and authentication </text:span><text:span text:style-name="T234">algorithms, </text:span><text:span text:style-name="T304">RAID mode for new files, </text:span><text:span text:style-name="T234">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7"><text:span text:style-name="T301">E</text:span><text:span text:style-name="T234">ncryption and authentication keys </text:span><text:span text:style-name="T323">and schemes </text:span><text:span text:style-name="T234">to all mentioned data structures</text:span><text:span text:style-name="T305">, independently for each external data structure. </text:span></text:p>
        </text:list-item>
      </text:list>
      <text:p text:style-name="P134"/>
      <text:h text:style-name="P435"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1873535845" text:style-name="L4">
        <text:list-item>
          <text:p text:style-name="P350">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1285689631" text:style-name="L5">
        <text:list-item>
          <text:p text:style-name="P352">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2">Concatenation of fixed size <text:span text:style-name="T476">pointers to other chunks, each in unified disk space. </text:span></text:p>
        </text:list-item>
      </text:list>
      <text:p text:style-name="P136"/>
      <text:p text:style-name="P145">Journal chunk content: </text:p>
      <text:list xml:id="list2627550726" text:style-name="L6">
        <text:list-item>
          <text:p text:style-name="P353"><text:soft-page-break/>List of variable <text:span text:style-name="T534">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4">(Initialized volume) <text:span text:style-name="T507">No fields. This is used for informing the user. </text:span></text:p>
            </text:list-item>
            <text:list-item>
              <text:p text:style-name="P356">(Mounted volume) No fields. This is used for informing the user. </text:p>
            </text:list-item>
            <text:list-item>
              <text:p text:style-name="P358">(Opened file) <text:span text:style-name="T500">Inode id of parent directory inode as varint, </text:span>file inode id as varint, <text:span text:style-name="T500">length of the path as varint, path as UTF8 encoded string. </text:span></text:p>
            </text:list-item>
            <text:list-item>
              <text:p text:style-name="P355">(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3">(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9">(Appended to file) <text:span text:style-name="T495">(</text:span>same <text:span text:style-name="T497">fields </text:span>as <text:span text:style-name="T499">file write)</text:span></text:p>
            </text:list-item>
            <text:list-item>
              <text:p text:style-name="P353">(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34">Un</text:span>mounted volume) No fields. This is used for informing the user. </text:p>
            </text:list-item>
          </text:list>
        </text:list-item>
      </text:list>
      <text:p text:style-name="P136"/>
      <text:h text:style-name="P435"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4115401001" text:style-name="L7">
        <text:list-item>
          <text:p text:style-name="P326">Checksum covering further fields, <text:span text:style-name="T480">keyed from any parent directory, parametrized by id. </text:span></text:p>
        </text:list-item>
        <text:list-item>
          <text:p text:style-name="P364">Unique volume wide id, <text:span text:style-name="T536">as varint</text:span>. This is the same id that is used by the extent map to translate into <text:span text:style-name="T540">byte range</text:span>. <text:span text:style-name="T482">Also it is the revision number of the file creation operation. </text:span></text:p>
        </text:list-item>
        <text:list-item>
          <text:p text:style-name="P364">Hard links, as a <text:span text:style-name="T533">set</text:span> of extent ids <text:span text:style-name="T536">as varints</text:span>. <text:span text:style-name="T461">These</text:span> are ids of parent directory inodes that reference this file. <text:span text:style-name="T461">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1">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8"><text:soft-page-break/>Ignored revisions, as a list of revision ranges. This is <text:span text:style-name="T463">only </text:span>used when reverting. Journal provides explanations of each revision and snapshots point to particular revisions. </text:p>
        </text:list-item>
        <text:list-item>
          <text:p text:style-name="P371">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8"><text:span text:style-name="T301">E</text:span><text:span text:style-name="T234">ncryption and authentication keys </text:span><text:span text:style-name="T323">and schemes </text:span><text:span text:style-name="T234">to </text:span><text:span text:style-name="T311">be used on </text:span><text:span text:style-name="T325">data </text:span><text:span text:style-name="T311">chunks</text:span><text:span text:style-name="T305">. </text:span></text:p>
        </text:list-item>
        <text:list-item>
          <text:p text:style-name="P374"><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2634879908" text:style-name="L8">
        <text:list-item>
          <text:p text:style-name="P376">Is dirty, as a boolean flag. When set this means the inode needs to be persisted, even if there are no dirty <text:span text:style-name="T468">data </text:span>chunks. </text:p>
        </text:list-item>
        <text:list-item>
          <text:p text:style-name="P37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5">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14446326007931" text:continue-list="list4115401001" text:style-name="L7">
        <text:list-item>
          <text:p text:style-name="P327">Checksum covering further fields, <text:span text:style-name="T480">keyed from any parent directory, parametrized by id. Root directory is keyed from fsdict. </text:span></text:p>
        </text:list-item>
        <text:list-item>
          <text:p text:style-name="P365">Unique volume wide id. This is the same id that is used by the extent map to translate into extent info. <text:span text:style-name="T482">Also it is the revision number of the dir creation operation. </text:span></text:p>
        </text:list-item>
        <text:list-item>
          <text:p text:style-name="P38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9">Ignored revisions, as a list of revision ranges. This is <text:span text:style-name="T463">only </text:span>used when reverting. Journal provides explanations of each revision and snapshots point to particular revisions. </text:p>
        </text:list-item>
        <text:list-item>
          <text:p text:style-name="P37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1">E</text:span><text:span text:style-name="T234">ncryption and authentication keys </text:span><text:span text:style-name="T323">and schemes </text:span><text:span text:style-name="T234">to </text:span><text:span text:style-name="T311">be used on inodes</text:span><text:span text:style-name="T305">. </text:span></text:p>
        </text:list-item>
        <text:list-item>
          <text:p text:style-name="P374"><text:span text:style-name="T305">Padding bytes. </text:span><text:span text:style-name="T317">These bytes are discarded during parsing. </text:span></text:p>
        </text:list-item>
      </text:list>
      <text:p text:style-name="P153">In memory only: </text:p>
      <text:list xml:id="list3354973041" text:style-name="L9">
        <text:list-item>
          <text:p text:style-name="P377">Is dirty, as a boolean flag. When set this means the inode needs to be persisted, <text:span text:style-name="T472">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14445871599374" text:continue-list="list14446326007931" text:style-name="L7">
        <text:list-item>
          <text:p text:style-name="P327">Checksum covering further fields, <text:span text:style-name="T480">keyed from any parent directory, parametrized by id.</text:span></text:p>
        </text:list-item>
        <text:list-item>
          <text:p text:style-name="P365">Unique volume wide id. This is the same id that is used by the extent map to translate into extent info. <text:span text:style-name="T482">Also it is the revision number of the link creation operation. </text:span></text:p>
        </text:list-item>
        <text:list-item>
          <text:p text:style-name="P38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4">These bytes are discarded during parsing. </text:span></text:p>
        </text:list-item>
      </text:list>
      <text:p text:style-name="P154">In memory only: </text:p>
      <text:list xml:id="list2894548696" text:style-name="L10">
        <text:list-item>
          <text:p text:style-name="P378">Is dirty, as a boolean flag. When set this means the inode needs to be persisted, <text:span text:style-name="T472">because some fields were changed. </text:span></text:p>
        </text:list-item>
        <text:list-item>
          <text:p text:style-name="P382">Frozen at revisions, as a <text:span text:style-name="T53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320331286" text:style-name="L11">
        <text:list-item>
          <text:p text:style-name="P387">Algorithm selection, as <text:span text:style-name="T537">varint. Implies </text:span>length of checksum field. </text:p>
        </text:list-item>
        <text:list-item>
          <text:p text:style-name="P328">Checksum covering further fields, <text:span text:style-name="T483">keyed from the file inode, parametrized by id. </text:span></text:p>
        </text:list-item>
        <text:list-item>
          <text:p text:style-name="P366">Unique incremental volume wide id, <text:span text:style-name="T538">as varint</text:span>. This is the same id that is used by the extent map to translate into <text:span text:style-name="T539">byte range</text:span>. <text:span text:style-name="T482">Also it is the revision number of the fle write operation. </text:span></text:p>
        </text:list-item>
        <text:list-item>
          <text:p text:style-name="P389">Concatenation of <text:span text:style-name="T479">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1">entire </text:span>extent size. <text:span text:style-name="T485">Chunks do not need padding. </text:span></text:p>
        </text:list-item>
      </text:list>
      <text:p text:style-name="P151"/>
      <text:p text:style-name="P156">Data chunk: </text:p>
      <text:list xml:id="list4047900940" text:style-name="L12">
        <text:list-item>
          <text:p text:style-name="P388"><text:span text:style-name="T537">Cheksum </text:span>algorithm selection, as <text:span text:style-name="T537">varint</text:span>, implying length of checksum field. </text:p>
        </text:list-item>
        <text:list-item>
          <text:p text:style-name="P329">Checksum covering <text:span text:style-name="T530">data field</text:span>, <text:span text:style-name="T483">keyed from the file inode, parametrized by id. </text:span></text:p>
        </text:list-item>
        <text:list-item>
          <text:p text:style-name="P390">Compression algorithm selection, as varint. </text:p>
        </text:list-item>
        <text:list-item>
          <text:p text:style-name="P391">Data, as bytes. Chunk map keeps track of <text:span text:style-name="T530">the entire chunk size. </text:span></text:p>
        </text:list-item>
      </text:list>
      <text:p text:style-name="P156"/>
      <text:h text:style-name="P435"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044813051" text:style-name="L13">
        <text:list-item>
          <text:p text:style-name="P392">Concatenation of fixed size chunks. </text:p>
        </text:list-item>
        <text:list-item>
          <text:p text:style-name="P392">Padding bytes. The extent must be sector aligned. Sector size is externally provided. </text:p>
        </text:list-item>
      </text:list>
      <text:p text:style-name="P159"/>
      <text:p text:style-name="P159">Ring chunk: </text:p>
      <text:list xml:id="list2416600124" text:style-name="L14">
        <text:list-item>
          <text:p text:style-name="P330">Checksum covering further fields, <text:span text:style-name="T490">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1">blob</text:span>. </text:p>
        </text:list-item>
      </text:list>
      <text:p text:style-name="P159"/>
      <text:p text:style-name="P159">Chain extent: </text:p>
      <text:list xml:id="list2746087177" text:style-name="L15">
        <text:list-item>
          <text:p text:style-name="P394">Concatenation of variable size chunks. </text:p>
        </text:list-item>
      </text:list>
      <text:p text:style-name="P159"/>
      <text:p text:style-name="P159">Chain chunk: </text:p>
      <text:list xml:id="list2929182569" text:style-name="L16">
        <text:list-item>
          <text:p text:style-name="P331"><text:soft-page-break/>Checksum covering further fields, <text:span text:style-name="T491">can be keyed or parametrized. </text:span></text:p>
        </text:list-item>
        <text:list-item>
          <text:p text:style-name="P395">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1">Length <text:span text:style-name="T475">of data, in bytes. </text:span></text:p>
        </text:list-item>
        <text:list-item>
          <text:p text:style-name="P351"><text:span text:style-name="T475">Length of </text:span>padding, in bytes. </text:p>
        </text:list-item>
        <text:list-item>
          <text:p text:style-name="P351">Data blob. </text:p>
        </text:list-item>
        <text:list-item>
          <text:p text:style-name="P351">Padding bytes. Chunks must be sector aligned. <text:span text:style-name="T489">Sector size is provided in fsdict. </text:span></text:p>
        </text:list-item>
      </text:list>
      <text:p text:style-name="P157"/>
      <text:p text:style-name="P157"/>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9">parameters</text:span> passed as buffer, and blocks until that request <text:soft-page-break/>completes. Reading from it returns the result of last operation. Several conduits can <text:span text:style-name="T650">be </text:span>used concurrently. </text:p>
      <text:p text:style-name="P144"/>
      <text:p text:style-name="P240">[awaiting: creating snapshots, browsing revision history, reverting to a revision, <text:span text:style-name="T514">transactions, anonymous files, truncation, </text:span>cloning files, <text:span text:style-name="T665">setcontents</text:span>]</text:p>
      <text:p text:style-name="P144"/>
      <text:p text:style-name="P274"/>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10" text:outline-level="2"><text:bookmark-start text:name="__RefHeading___Toc3098_21392783381"/>Introduction<text:bookmark-end text:name="__RefHeading___Toc3098_21392783381"/></text:h>
      <text:p text:style-name="P208">This <text:span text:style-name="T616">document</text:span> (chapter <text:span text:style-name="T617">rather</text:span>)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6">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33">and inode allocation</text:span><text:bookmark-end text:name="__RefHeading___Toc5451_1259271636"/></text:h>
      <text:p text:style-name="P213">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6">and entry allocation</text:span><text:bookmark-end text:name="__RefHeading___Toc5453_1259271636"/></text:h>
      <text:p text:style-name="P213">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8">and data</text:span><text:bookmark-end text:name="__RefHeading___Toc5455_1259271636"/></text:h>
      <text:p text:style-name="P206">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7">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36" text:outline-level="4"><text:bookmark-start text:name="__RefHeading___Toc5483_1259271636"/>B-trees<text:bookmark-end text:name="__RefHeading___Toc5483_1259271636"/></text:h>
      <text:p text:style-name="P265"><text:span text:style-name="T56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2">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40">partition</text:span> to a <text:span text:style-name="T641">qcow2 alike container</text:span>, <text:span text:style-name="T641">and </text:span>include<text:span text:style-name="T641">s</text:span> only metadata. Metadata includes the extent map, allocation map, journal, all inodes. <text:soft-page-break/>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7">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8">beta release</text:span><text:bookmark-end text:name="__RefHeading___Toc5479_1259271636"/></text:h>
      <text:p text:style-name="P206">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3"/>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8">like </text:span>a list of <text:span text:style-name="T548">commits</text:span>, states saved at some points in time, ordered chronologically. History can be browsed and every <text:span text:style-name="T548">revision </text:span>can be inspected for details but also every <text:span text:style-name="T548">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546054346" text:style-name="L17">
        <text:list-item>
          <text:p text:style-name="P396">forbidden from using cryptographic products in general</text:p>
        </text:list-item>
        <text:list-item>
          <text:p text:style-name="P397">required to get license or send notification before import<text:span text:style-name="T380">ing</text:span></text:p>
        </text:list-item>
        <text:list-item>
          <text:p text:style-name="P398">required to disclose cryptographic keys to authorities in advance</text:p>
        </text:list-item>
        <text:list-item>
          <text:p text:style-name="P399">asked to <text:span text:style-name="T403">enter password and hand over </text:span>your laptop</text:p>
        </text:list-item>
        <text:list-item>
          <text:p text:style-name="P398">asked if you have any other undisclosed encrypted partitions</text:p>
        </text:list-item>
        <text:list-item>
          <text:p text:style-name="P400">subpoenaed <text:span text:style-name="T381">to produce </text:span>keys or <text:span text:style-name="T381">de</text:span>crypted data <text:span text:style-name="T381">itself</text:span></text:p>
        </text:list-item>
        <text:list-item>
          <text:p text:style-name="P400">jailed for long time or until your produce encryption keys</text:p>
        </text:list-item>
      </text:list>
      <text:p text:style-name="P180">Lesson to learn <text:span text:style-name="T382">here </text:span>is that <text:span text:style-name="T614">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7">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3">ZFS also uses intents. The state of the art solution would perhaps comprise of copy on write only. Initial idea of using intents was discarded. </text:span></text:p>
      <text:p text:style-name="P226"><text:span text:style-name="T579">Solution is described in </text:span><text:a xlink:type="simple" xlink:href="#2.1.4.Fsync is not efficient. |outline" text:style-name="Internet_20_link" text:visited-style-name="Visited_20_Internet_20_Link"><text:span text:style-name="T579">Fsync chapter</text:span></text:a><text:span text:style-name="T579">. </text:span><text:span text:style-name="T563">Overwriting </text:span><text:span text:style-name="T579">a </text:span><text:span text:style-name="T563">file puts </text:span><text:span text:style-name="T579">the </text:span><text:span text:style-name="T563">data and </text:span><text:span text:style-name="T579">the </text:span><text:span text:style-name="T563">modified inode </text:span><text:span text:style-name="T579">into </text:span><text:span text:style-name="T563">new extents, </text:span><text:span text:style-name="T579">doing copy on write</text:span><text:span text:style-name="T563">. Their previous copies remain locked until a checkpoint. After all dirty data and inodes </text:span><text:span text:style-name="T579">up to a specified revision </text:span><text:span text:style-name="T563">were synced to disk, </text:span><text:span text:style-name="T579">header is atomically updated to point to new extents, and then old locked extents get finally unallocated. </text:span><text:span text:style-name="T563">Recovery is a noop since </text:span><text:span text:style-name="T579">header </text:span><text:span text:style-name="T563">always references extents that were completely synced to disk. Interrupting before or during a checkpoint only affects space that is considered unallocated anyway. </text:span></text:p>
      <text:p text:style-name="P192"/>
      <text:p text:style-name="P298">asked by <text:span text:style-name="T551">Robert Węcławski</text:span></text:p>
      <text:p text:style-name="P298">recorded on <text:span text:style-name="T551">2017-03-03</text:span></text:p>
      <text:p text:style-name="P193"/>
      <text:p text:style-name="P77">You wrote that this is a general purpose filesystem, but then that it only works on hard drives <text:span text:style-name="T552">(not SSDs)</text:span>. Such a narrow application makes it not useful. </text:p>
      <text:p text:style-name="P194">General purpose means that it meets minimum requirements <text:span text:style-name="T586">for</text:span> everyone and surpasses them for some, not that it beats <text:span text:style-name="T586">every competitor </text:span>on every benchmark <text:span text:style-name="T586">in every configuration</text:span>. If I were designing <text:span text:style-name="T586">a filesystem </text:span>for SSDs then I would have made different design decisions, in fact <text:span text:style-name="T586">I would have made opposite design decisions</text:span>. Then <text:span text:style-name="T586">the design would be inferior </text:span>on hard drives. Would you then complain that it does <text:span text:style-name="T553">not</text:span> work on HDDs? </text:p>
      <text:p text:style-name="P194"/>
      <text:p text:style-name="P75">Extents are not beneficial on SSDs, and are shortening their lifespan. </text:p>
      <text:p text:style-name="P264"><text:span text:style-name="T580">True but SSDs are not being considered, </text:span><text:span text:style-name="T581">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87">non-</text:span>international websites. Then more disk IO will be used on compaction during these non-peek hours. <text:span text:style-name="T561">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8">representation </text:span>when the amount of entries grows <text:span text:style-name="T588">too </text:span>large <text:span text:style-name="T588">for that representation to be effective</text:span>. <text:span text:style-name="T588">It </text:span>is used only until it is beneficial, <text:span text:style-name="T554">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1:44:44.586510923">2017-09-04</text:date></text:span><text:span text:style-name="MT1"><text:tab/>Page </text:span><text:span text:style-name="MT1"><text:page-number text:select-page="current">49</text:page-number></text:span><text:span text:style-name="MT1"> of </text:span><text:span text:style-name="MT1"><text:page-count>49</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1H39M</meta:editing-duration>
    <meta:editing-cycles>1684</meta:editing-cycles>
    <meta:generator>LibreOffice/5.3.1.2$Linux_X86_64 LibreOffice_project/30m0$Build-2</meta:generator>
    <dc:date>2017-09-04T01:44:44.518968391</dc:date>
    <meta:print-date>2017-03-17T12:48:20.222054410</meta:print-date>
    <meta:document-statistic meta:table-count="1" meta:image-count="24" meta:object-count="6" meta:page-count="49" meta:paragraph-count="531" meta:word-count="21128" meta:character-count="131140" meta:non-whitespace-character-count="11029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